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16.536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19.5cm" svg:height="6cm" svg:x="1cm" svg:y="0.615cm">
            <text:p/>
          </draw:rect>
          <draw:frame draw:style-name="gr2" draw:text-style-name="P2" draw:layer="layout" svg:width="20.036cm" svg:height="6.5cm" svg:x="1.464cm" svg:y="1.068cm">
            <draw:text-box>
              <text:p text:style-name="P2"><text:span text:style-name="T1">変数ｘ、ｙの値が </text:span><text:span text:style-name="T1">x </text:span><text:span text:style-name="T1">　　 　　</text:span><text:span text:style-name="T1">y </text:span><text:span text:style-name="T1">　　　　であるときに、</text:span></text:p>
              <text:p text:style-name="P2"><text:span text:style-name="T1">次の代入文を実行すると，実行後の変数の</text:span></text:p>
              <text:p text:style-name="P2"><text:span text:style-name="T1">値はどうなりますか？</text:span></text:p>
              <text:p text:style-name="P2"><text:span text:style-name="T1"><text:tab/></text:span><text:span text:style-name="T1">x</text:span><text:span text:style-name="T1">　＝　</text:span><text:span text:style-name="T1">x</text:span><text:span text:style-name="T1">　</text:span><text:span text:style-name="T1">+</text:span><text:span text:style-name="T1">　</text:span><text:span text:style-name="T1">y</text:span><text:span text:style-name="T1">　；</text:span></text:p>
              <text:p text:style-name="P2"><text:span text:style-name="T1">答え：　</text:span><text:span text:style-name="T1">x</text:span><text:span text:style-name="T1">　　　　　　</text:span><text:span text:style-name="T1">y</text:span></text:p>
            </draw:text-box>
          </draw:frame>
          <draw:rect draw:style-name="gr1" draw:text-style-name="P1" draw:layer="layout" svg:width="2cm" svg:height="1cm" svg:x="5.5cm" svg:y="5.115cm">
            <text:p/>
          </draw:rect>
          <draw:rect draw:style-name="gr1" draw:text-style-name="P1" draw:layer="layout" svg:width="2cm" svg:height="1cm" svg:x="9.5cm" svg:y="5.115cm">
            <text:p/>
          </draw:rect>
          <draw:rect draw:style-name="gr3" draw:text-style-name="P1" draw:layer="layout" svg:width="2cm" svg:height="1cm" svg:x="12.5cm" svg:y="1.115cm">
            <text:p text:style-name="P1">5</text:p>
          </draw:rect>
          <draw:rect draw:style-name="gr3" draw:text-style-name="P1" draw:layer="layout" svg:width="2cm" svg:height="1cm" svg:x="9cm" svg:y="1.115cm">
            <text:p text:style-name="P1">3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20.378cm" fo:margin-left="0cm" fo:margin-right="0.0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4T14:50:57.68</meta:creation-date>
    <dc:date>2010-01-04T15:14:07.60</dc:date>
    <meta:editing-duration>PT00H23M14S</meta:editing-duration>
    <meta:editing-cycles>4</meta:editing-cycles>
    <meta:generator>OpenOffice.org/3.0$Win32 OpenOffice.org_project/300m9$Build-9358</meta:generator>
    <meta:document-statistic meta:object-count="7"/>
    <meta:user-defined meta:name="情報 1"/>
    <meta:user-defined meta:name="情報 2"/>
    <meta:user-defined meta:name="情報 3"/>
    <meta:user-defined meta:name="情報 4"/>
  </office:meta>
</office:document-meta>
</file>